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04fcec"/>
    </style:style>
    <style:style style:name="T1" style:family="text">
      <style:text-properties officeooo:rsid="0004fce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34861270" text:style-name="L2">
        <text:list-item>
          <text:p text:style-name="P1">Wstęp </text:p>
        </text:list-item>
        <text:list-item>
          <text:p text:style-name="P1">Cele specyfikacji </text:p>
        </text:list-item>
        <text:list-item>
          <text:p text:style-name="P1">Zakres specyfikacji </text:p>
        </text:list-item>
        <text:list-item>
          <text:p text:style-name="P1">Wymagania funkcjonalne </text:p>
        </text:list-item>
        <text:list-item>
          <text:p text:style-name="P1">Wymagania niefunkcjonalne </text:p>
          <text:list>
            <text:list-item>
              <text:p text:style-name="P1">Interfejsy </text:p>
              <text:list>
                <text:list-item>
                  <text:p text:style-name="P1">Interfejsy użytkownika </text:p>
                </text:list-item>
                <text:list-item>
                  <text:p text:style-name="P1">Interfejsy sprzętowe </text:p>
                </text:list-item>
                <text:list-item>
                  <text:p text:style-name="P1">Interfejsy komunikacyjne </text:p>
                </text:list-item>
                <text:list-item>
                  <text:p text:style-name="P1">Interfejsy programowe</text:p>
                </text:list-item>
              </text:list>
            </text:list-item>
            <text:list-item>
              <text:p text:style-name="P1">Wymagania dotyczące jakości modelowanego systemu </text:p>
            </text:list-item>
            <text:list-item>
              <text:p text:style-name="P1">Warunki serwisowania (support) </text:p>
            </text:list-item>
            <text:list-item>
              <text:p text:style-name="P1">Ograniczenia architektury systemu </text:p>
              <text:list>
                <text:list-item>
                  <text:p text:style-name="P1">Dokumentacja użytkownika </text:p>
                </text:list-item>
              </text:list>
            </text:list-item>
            <text:list-item>
              <text:p text:style-name="P1">Bazy danych </text:p>
            </text:list-item>
            <text:list-item>
              <text:p text:style-name="P1">Wymagania licencyjne </text:p>
            </text:list-item>
            <text:list-item>
              <text:p text:style-name="P1">Prawa autorskie i inne zagadnienia prawne </text:p>
            </text:list-item>
            <text:list-item>
              <text:p text:style-name="P1">Stosowane standardy </text:p>
            </text:list-item>
          </text:list>
        </text:list-item>
        <text:list-item>
          <text:p text:style-name="P1">Opis więzów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11:44:04.915000000</meta:creation-date>
    <dc:date>2023-03-22T13:41:49.831000000</dc:date>
    <meta:editing-duration>PT1H4M15S</meta:editing-duration>
    <meta:editing-cycles>1</meta:editing-cycles>
    <meta:document-statistic meta:table-count="0" meta:image-count="0" meta:object-count="0" meta:page-count="1" meta:paragraph-count="19" meta:word-count="64" meta:character-count="478" meta:non-whitespace-character-count="434"/>
    <meta:generator>LibreOffice/7.2.2.2$Windows_X86_64 LibreOffice_project/02b2acce88a210515b4a5bb2e46cbfb63fe97d56</meta:generator>
  </office:meta>
</office:document-meta>
</file>